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" style:parent-style-name="Normální" style:family="paragraph">
      <style:paragraph-properties fo:margin-top="0.0694in" fo:margin-bottom="0.0694in" fo:line-height="100%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margin-top="0.0694in" fo:margin-bottom="0.0694in" fo:line-height="100%"/>
    </style:style>
    <style:style style:name="T1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</style:style>
    <style:style style:name="T1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22" style:parent-style-name="Normální" style:family="paragraph">
      <style:paragraph-properties fo:margin-top="0.0694in" fo:margin-bottom="0.0694in" fo:line-height="100%"/>
    </style:style>
    <style:style style:name="T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00%"/>
    </style:style>
    <style:style style:name="T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9" style:parent-style-name="Normální" style:family="paragraph">
      <style:paragraph-properties fo:margin-top="0.0694in" fo:margin-bottom="0.0694in" fo:line-height="100%"/>
    </style:style>
    <style:style style:name="T3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00%"/>
    </style:style>
    <style:style style:name="T3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</style:style>
    <style:style style:name="T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</office:automatic-styles>
  <office:body>
    <office:text text:use-soft-page-breaks="true">
      <text:h text:style-name="P1" text:outline-level="1">5. b) Paul Virilio a estetika mizení. Dromologie.</text:h>
      <text:h text:style-name="P2" text:outline-level="1">Paul Virilio</text:h>
      <text:list text:style-name="LFO3" text:continue-numbering="true">
        <text:list-item>
          <text:p text:style-name="P3">francouzský kulturní teoretik, urbanista a filozof</text:p>
        </text:list-item>
        <text:list-item>
          <text:p text:style-name="P4"><text:span text:style-name="T5">Virilio se ve své práci zaměřuje na to, jak<text:s/></text:span><text:span text:style-name="T6">moderní technologie a rychlost</text:span><text:span text:style-name="T7"><text:s/>ovlivňují naši kulturu, vnímání a chování</text:span></text:p>
        </text:list-item>
        <text:list-item>
          <text:p text:style-name="P8"><text:span text:style-name="T9">v jeho dílech se objevují tématy jako<text:s/></text:span><text:span text:style-name="T10">prostor, čas, rychlost, válka, technologie a estetika</text:span><text:span text:style-name="T11">, které jsou vzájemně propojené a ovlivňují se navzájem</text:span></text:p>
        </text:list-item>
      </text:list>
      <text:h text:style-name="P12" text:outline-level="2">Dromologie</text:h>
      <text:list text:style-name="LFO4" text:continue-numbering="true">
        <text:list-item>
          <text:p text:style-name="P13">teorie formulovaná P. Viriliem, podle které jsou společnosti profilovány a strukturovány svým vztahem k rychlosti a schopností využít rychlost k udržení a stupňování moci</text:p>
        </text:list-item>
        <text:list-item>
          <text:p text:style-name="P14"><text:span text:style-name="T15">neustále se měnící rychlosti společenského dění,</text:span><text:span text:style-name="T16"><text:s/>které je úzce spjato s mediální historií a tím i technickým pokrokem</text:span></text:p>
        </text:list-item>
        <text:list-item>
          <text:p text:style-name="P17"><text:span text:style-name="T18">Virilio vidí rychlost jako skrytou stránku </text:span><text:span text:style-name="T19">bohatství a moci</text:span><text:span text:style-name="T20"> , a tedy jako zásadní faktor, který určuje společnost</text:span></text:p>
        </text:list-item>
      </text:list>
      <text:h text:style-name="P21" text:outline-level="2">Estetika mizení</text:h>
      <text:list text:style-name="LFO5" text:continue-numbering="true">
        <text:list-item>
          <text:p text:style-name="P22"><text:span text:style-name="T23">jedna z<text:s/></text:span><text:span text:style-name="T24">estetických kategorií</text:span></text:p>
        </text:list-item>
        <text:list-item>
          <text:p text:style-name="P25"><text:span text:style-name="T26">Paul Virilio - podává výklad naše současného světa</text:span><text:span text:style-name="T27"><text:s/></text:span></text:p>
          <text:list text:continue-numbering="true">
            <text:list-item>
              <text:p text:style-name="P28">domnívá se, že žijeme ve světě, kde většina věcí mizí</text:p>
            </text:list-item>
            <text:list-item>
              <text:p text:style-name="P29"><text:span text:style-name="T30">zaměřuje se na naši civilizaci a<text:s/></text:span><text:span text:style-name="T31">zamýšlí se nad tím, co už zmizelo:</text:span><text:span text:style-name="T32"><text:s/></text:span></text:p>
              <text:list text:continue-numbering="true">
                <text:list-item>
                  <text:p text:style-name="P33"><text:span text:style-name="T34">zmizela<text:s/></text:span><text:span text:style-name="T35">rituální krása mužů</text:span><text:span text:style-name="T36"><text:s/>(př. uniforma→khaki) i žen (žena začala obsluhoval machinerii, zmizely korzety, kožešiny, podpatky)</text:span></text:p>
                </text:list-item>
                <text:list-item>
                  <text:p text:style-name="P37"><text:span text:style-name="T38">zmizely<text:s/></text:span><text:span text:style-name="T39">osudové ženy femme fatale</text:span><text:span text:style-name="T40"><text:s/>- nejsou muži co by je uctívaly<text:s/></text:span></text:p>
                  <text:list text:continue-numbering="true">
                    <text:list-item>
                      <text:p text:style-name="P41">př. Sidonie Nádherná, Alma Mahlerová, Marylin Monroe<text:s/></text:p>
                      <text:list text:continue-numbering="true">
                        <text:list-item>
                          <text:p text:style-name="P42">dělali ze svého života umělecké dílo, zbožňovány mnoha muži</text:p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44">zmizela<text:s/></text:span><text:span text:style-name="T45">velké témata z filmů</text:span></text:p>
                </text:list-item>
                <text:list-item>
                  <text:p text:style-name="P46"><text:span text:style-name="T47">zmizela<text:s/></text:span><text:span text:style-name="T48">síla a autenticita událostí právě kvůli televizi</text:span><text:span text:style-name="T49"><text:s/></text:span></text:p>
                  <text:list text:continue-numbering="true">
                    <text:list-item>
                      <text:p text:style-name="P50">plochý obraz bez vjemů</text:p>
                    </text:list-item>
                  </text:list>
                </text:list-item>
                <text:list-item>
                  <text:p text:style-name="P51"><text:span text:style-name="T52">mizí<text:s/></text:span><text:span text:style-name="T53">osobnost měst</text:span><text:span text:style-name="T54"><text:s/>- města se sobě navzájem začínají stále více podobat</text:span></text:p>
                </text:list-item>
                <text:list-item>
                  <text:p text:style-name="P55"><text:span text:style-name="T56">mizí<text:s/></text:span><text:span text:style-name="T57">místa tradičního setkáván</text:span><text:span text:style-name="T58">í a nahrazují je tzv.<text:s/></text:span><text:span text:style-name="T59">nemísta (místa lhostejnosti)</text:span><text:span text:style-name="T60"><text:s/></text:span></text:p>
                  <text:list text:continue-numbering="true">
                    <text:list-item>
                      <text:p text:style-name="P61">mimoúrovňové křižovatky, letištní haly, dlouhé příchody, administrativní budovy(neznáme, co se tam děje), obchodní centra</text:p>
                    </text:list-item>
                    <text:list-item>
                      <text:p text:style-name="P62">osobitost dodávají třeba fotbalové kluby</text:p>
                    </text:list-item>
                  </text:list>
                </text:list-item>
              </text:list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4:00Z</meta:creation-date>
    <dc:date>2023-05-08T13:05:00Z</dc:date>
    <meta:template xlink:href="Normal.dotm" xlink:type="simple"/>
    <meta:editing-cycles>1</meta:editing-cycles>
    <meta:editing-duration>PT60S</meta:editing-duration>
    <meta:document-statistic meta:page-count="1" meta:paragraph-count="25" meta:word-count="262" meta:character-count="1725" meta:row-count="37" meta:non-whitespace-character-count="1488"/>
  </office:meta>
</office:document-meta>
</file>